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A000001EBD8DC8CA5B6A9420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957cm" svg:height="18.4cm" svg:x="0.071cm" svg:y="1.6cm">
          <draw:image xlink:href="Pictures/10000000000002EA000001EBD8DC8CA5B6A9420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4:42:35.946431604</dc:date>
    <meta:editing-duration>PT4H45M22S</meta:editing-duration>
    <meta:editing-cycles>14</meta:editing-cycles>
    <meta:generator>LibreOffice/5.1.4.2$Linux_X86_64 LibreOffice_project/10m0$Build-2</meta:generator>
    <meta:document-statistic meta:object-count="24"/>
  </office:meta>
</office:document-meta>
</file>